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fb544" draw:marker-start-width="0.3cm" draw:marker-start-center="false" draw:marker-end-width="0.3cm" draw:marker-end-center="false" draw:fill="solid" draw:fill-color="#a8d384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.019cm" svg:stroke-color="#75ab24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4151" svg:stroke-width="0.019cm" svg:stroke-color="#80808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Fine_20_Dashed" svg:stroke-width="0.019cm" svg:stroke-color="#80808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80808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a8d38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5.499cm" svg:height="2.25cm" svg:x="7.935cm" svg:y="13.709cm" svg:viewBox="0 0 5500 2251" draw:points="0,2251 4249,2251 5500,0">
            <text:p/>
          </draw:polygon>
          <draw:line draw:style-name="gr2" draw:text-style-name="P2" draw:layer="layout" svg:x1="12.186cm" svg:y1="15.96cm" svg:x2="13.437cm" svg:y2="13.709cm">
            <text:p/>
          </draw:line>
          <draw:line draw:style-name="gr2" draw:text-style-name="P2" draw:layer="layout" svg:x1="7.935cm" svg:y1="15.96cm" svg:x2="12.184cm" svg:y2="15.96cm">
            <text:p/>
          </draw:line>
          <draw:line draw:style-name="gr3" draw:text-style-name="P2" draw:layer="layout" svg:x1="7.935cm" svg:y1="15.96cm" svg:x2="13.435cm" svg:y2="13.709cm">
            <text:p/>
          </draw:line>
          <draw:frame draw:style-name="gr4" draw:text-style-name="P4" draw:layer="layout" svg:width="0.722cm" svg:height="0.624cm" svg:x="13.213cm" svg:y="13.335cm">
            <draw:text-box>
              <text:p text:style-name="P3"><text:span text:style-name="T1">C</text:span></text:p>
            </draw:text-box>
          </draw:frame>
          <draw:frame draw:style-name="gr4" draw:text-style-name="P4" draw:layer="layout" svg:width="0.718cm" svg:height="0.624cm" svg:x="11.934cm" svg:y="15.96cm">
            <draw:text-box>
              <text:p text:style-name="P3"><text:span text:style-name="T1">B</text:span></text:p>
            </draw:text-box>
          </draw:frame>
          <draw:frame draw:style-name="gr4" draw:text-style-name="P4" draw:layer="layout" svg:width="0.718cm" svg:height="0.624cm" svg:x="7.436cm" svg:y="15.96cm">
            <draw:text-box>
              <text:p text:style-name="P3"><text:span text:style-name="T1">A</text:span></text:p>
            </draw:text-box>
          </draw:frame>
          <draw:line draw:style-name="gr5" draw:text-style-name="P2" draw:layer="layout" svg:x1="13.435cm" svg:y1="15.96cm" svg:x2="13.435cm" svg:y2="13.709cm">
            <text:p/>
          </draw:line>
          <draw:line draw:style-name="gr5" draw:text-style-name="P2" draw:layer="layout" svg:x1="12.186cm" svg:y1="15.96cm" svg:x2="13.685cm" svg:y2="15.96cm">
            <text:p/>
          </draw:line>
          <draw:polyline draw:style-name="gr6" draw:text-style-name="P5" draw:layer="layout" svg:width="0.249cm" svg:height="0.249cm" draw:transform="rotate (-3.14159265358979) translate (13.437cm 15.956cm)" svg:viewBox="0 0 250 250" draw:points="0,250 250,250 250,0">
            <text:p/>
          </draw:polyline>
          <draw:frame draw:style-name="gr4" draw:text-style-name="P4" draw:layer="layout" svg:width="0.739cm" svg:height="0.624cm" svg:x="13.06cm" svg:y="15.96cm">
            <draw:text-box>
              <text:p text:style-name="P3"><text:span text:style-name="T1">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51" draw:display-name="Dashed (var) 4151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59:41.649006695</meta:creation-date>
    <dc:date>2018-03-16T16:00:18.594831560</dc:date>
    <meta:editing-duration>PT37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